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2021-11-03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2020-05-21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2019-09-18 2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2018-08-08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2017-08-17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2016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2015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2010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2009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200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200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2006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200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200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1998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1998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1997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199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199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1996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199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1995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199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1994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1994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199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199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199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1990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1989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1987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1986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1985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1984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198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1981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198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1979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197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1972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17F0018</text:p>
          </table:table-cell>
          <table:table-cell office:value-type="string" calcext:value-type="string">
            <text:p>1970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